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a8a21" officeooo:paragraph-rsid="000a8a21"/>
    </style:style>
    <style:style style:name="P2" style:family="paragraph" style:parent-style-name="Preformatted_20_Text">
      <style:text-properties fo:font-weight="bold" officeooo:rsid="000a8a21" officeooo:paragraph-rsid="000a8a21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weight="bold" officeooo:rsid="000a8a21" officeooo:paragraph-rsid="000a8a21" style:font-weight-asian="bold" style:font-weight-complex="bold"/>
    </style:style>
    <style:style style:name="T1" style:family="text">
      <style:text-properties officeooo:rsid="000a8a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ACIÓN BASH</text:p>
      <text:p text:style-name="P2"/>
      <text:p text:style-name="P2">Comentarios</text:p>
      <text:p text:style-name="P1">#</text:p>
      <text:p text:style-name="P2"/>
      <text:p text:style-name="P2">Correr un programa</text:p>
      <text:p text:style-name="Preformatted_20_Text">./<text:span text:style-name="T1">hello</text:span></text:p>
      <text:p text:style-name="Preformatted_20_Text"/>
      <text:p text:style-name="P2">VARIABLES</text:p>
      <text:p text:style-name="Preformatted_20_Text"/>
      <text:p text:style-name="P1">No usar espacios en la definicion de varia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21:54:17.549476166</dc:date>
    <dc:creator>montoyita </dc:creator>
    <meta:editing-duration>PT3M7S</meta:editing-duration>
    <meta:editing-cycles>1</meta:editing-cycles>
    <meta:document-statistic meta:table-count="0" meta:image-count="0" meta:object-count="0" meta:page-count="1" meta:paragraph-count="7" meta:word-count="17" meta:character-count="109" meta:non-whitespace-character-count="99"/>
    <meta:generator>LibreOffice/4.3.3.2$Linux_X86_64 LibreOffice_project/430m0$Build-2</meta:generator>
  </office:meta>
</office:document-meta>
</file>